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93f40"/>
    </style:style>
    <style:style style:name="P3" style:family="paragraph" style:parent-style-name="Table_20_Contents">
      <style:text-properties officeooo:rsid="00093f40" officeooo:paragraph-rsid="00093f40"/>
    </style:style>
    <style:style style:name="P4" style:family="paragraph" style:parent-style-name="Table_20_Contents">
      <style:text-properties officeooo:rsid="000c4c67" officeooo:paragraph-rsid="000c4c67"/>
    </style:style>
    <style:style style:name="P5" style:family="paragraph" style:parent-style-name="Table_20_Contents">
      <style:text-properties officeooo:rsid="000caede" officeooo:paragraph-rsid="000caede"/>
    </style:style>
    <style:style style:name="P6" style:family="paragraph" style:parent-style-name="Table_20_Contents">
      <style:text-properties officeooo:rsid="0008c033" officeooo:paragraph-rsid="00195718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 style:list-style-name="L1">
      <style:text-properties officeooo:paragraph-rsid="000ad213"/>
    </style:style>
    <style:style style:name="P10" style:family="paragraph" style:parent-style-name="Table_20_Contents">
      <style:text-properties officeooo:rsid="0014af7b" officeooo:paragraph-rsid="0014af7b"/>
    </style:style>
    <style:style style:name="P11" style:family="paragraph" style:parent-style-name="Azione_20_attore" style:list-style-name="Numerazione_20_UC">
      <style:text-properties officeooo:paragraph-rsid="001200fe"/>
    </style:style>
    <style:style style:name="P12" style:family="paragraph" style:parent-style-name="Azione_20_attore">
      <style:text-properties officeooo:rsid="000ad213" officeooo:paragraph-rsid="000ad213"/>
    </style:style>
    <style:style style:name="P13" style:family="paragraph" style:parent-style-name="Azione_20_sistema">
      <style:text-properties officeooo:rsid="000ad213" officeooo:paragraph-rsid="00093f40"/>
    </style:style>
    <style:style style:name="P14" style:family="paragraph" style:parent-style-name="Azione_20_sistema">
      <style:text-properties officeooo:rsid="000ad213" officeooo:paragraph-rsid="000ad213"/>
    </style:style>
    <style:style style:name="T1" style:family="text">
      <style:text-properties officeooo:rsid="00093f40"/>
    </style:style>
    <style:style style:name="T2" style:family="text">
      <style:text-properties fo:font-weight="bold" officeooo:rsid="00093f40" style:font-weight-asian="bold" style:font-weight-complex="bold"/>
    </style:style>
    <style:style style:name="T3" style:family="text">
      <style:text-properties fo:font-weight="bold" officeooo:rsid="001004f8" style:font-weight-asian="bold" style:font-weight-complex="bold"/>
    </style:style>
    <style:style style:name="T4" style:family="text">
      <style:text-properties fo:font-weight="bold" officeooo:rsid="0012f5cb" style:font-weight-asian="bold" style:font-weight-complex="bold"/>
    </style:style>
    <style:style style:name="T5" style:family="text">
      <style:text-properties fo:font-weight="normal" officeooo:rsid="00093f40" style:font-weight-asian="normal" style:font-weight-complex="normal"/>
    </style:style>
    <style:style style:name="T6" style:family="text">
      <style:text-properties fo:font-weight="normal" officeooo:rsid="0012f5cb" style:font-weight-asian="normal" style:font-weight-complex="normal"/>
    </style:style>
    <style:style style:name="T7" style:family="text">
      <style:text-properties officeooo:rsid="000ad213"/>
    </style:style>
    <style:style style:name="T8" style:family="text">
      <style:text-properties officeooo:rsid="000eac60"/>
    </style:style>
    <style:style style:name="T9" style:family="text">
      <style:text-properties officeooo:rsid="001004f8"/>
    </style:style>
    <style:style style:name="T10" style:family="text">
      <style:text-properties officeooo:rsid="0012f5cb"/>
    </style:style>
    <style:style style:name="T11" style:family="text">
      <style:text-properties officeooo:rsid="0014af7b"/>
    </style:style>
    <style:style style:name="T12" style:family="text">
      <style:text-properties officeooo:rsid="000a3f9c"/>
    </style:style>
    <style:style style:name="T13" style:family="text">
      <style:text-properties officeooo:rsid="000b7d41"/>
    </style:style>
    <style:style style:name="T14" style:family="text">
      <style:text-properties officeooo:rsid="00108f40"/>
    </style:style>
    <style:style style:name="T15" style:family="text">
      <style:text-properties officeooo:rsid="00195718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Inserimento di un nuovo ev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10">Iniziato da: </text:span><text:span text:style-name="T1">Educatore didattico </text:span><text:span text:style-name="T2">Or </text:span><text:span text:style-name="T5">Psico-pedagogo </text:span><text:span text:style-name="T2">Or</text:span><text:span text:style-name="T5"> Di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e viene riconosciuto come Educatore didattico </text:span><text:span text:style-name="T2">Or</text:span><text:span text:style-name="T1"> psico-pedagogo </text:span><text:span text:style-name="T2">Or </text:span><text:span text:style-name="T4"><text:s/></text:span><text:span text:style-name="T6">d</text:span><text:span text:style-name="T5">i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1157742" text:style-name="Numerazione_20_UC">
              <text:list-item text:start-value="1">
                <text:p text:style-name="P11"><text:span text:style-name="T1">L' utente accede </text:span><text:span text:style-name="T7">alla sezione eventi </text:span><text:span text:style-name="T9">(include </text:span><text:span text:style-name="T3">Visualizza Eventi</text:span><text:span text:style-name="T9">)</text:span></text:p>
                <text:p text:style-name="P13"/>
              </text:list-item>
              <text:list-item>
                <text:p text:style-name="P14">Il sistema mostra un calendario</text:p>
                <text:p text:style-name="P12"/>
              </text:list-item>
              <text:list-item>
                <text:p text:style-name="P12">L<text:span text:style-name="T8">'</text:span>utente seleziona un giorno dal calendario</text:p>
                <text:p text:style-name="P14"/>
              </text:list-item>
              <text:list-item>
                <text:p text:style-name="P14">Il sistema mostra un form per l'aggiunta di un nuovo evento</text:p>
                <text:p text:style-name="P12"/>
              </text:list-item>
              <text:list-item>
                <text:p text:style-name="P12">L'utente <text:span text:style-name="T11">compila il form</text:span></text:p>
                <text:p text:style-name="P14"/>
              </text:list-item>
              <text:list-item>
                <text:p text:style-name="P12">L'utente sottomette <text:span text:style-name="T11">il form</text:span></text:p>
                <text:p text:style-name="P14"/>
              </text:list-item>
              <text:list-item>
                <text:p text:style-name="P14">Il sistema <text:span text:style-name="T11">visualizza un messaggio di </text:span>avvenuto inserimento 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<text:span text:style-name="T12">L'educatore ha inserito </text:span><text:span text:style-name="T11">l' evento</text:span><text:span text:style-name="T13"> </text:span><text:span text:style-name="T12">correttamente, </text:span><text:span text:style-name="T14">ha confermato l' operazione e il sistema ha aggiornato </text:span><text:span text:style-name="T11">l'elenco eventi.</text:span></text:p>
            <text:p text:style-name="P6"><text:span text:style-name="T12">L'educatore </text:span><text:span text:style-name="T14">ha </text:span><text:span text:style-name="T15">annullato</text:span><text:span text:style-name="T14"> </text:span><text:span text:style-name="T15">l' </text:span><text:span text:style-name="T14">operazione <text:s/></text:span><text:span text:style-name="T15">e </text:span><text:span text:style-name="T14">il sistema </text:span><text:span text:style-name="T15">non </text:span><text:span text:style-name="T14">ha aggiornato </text:span><text:span text:style-name="T11">l'elenco eventi.</text:span></text:p>
            <text:p text:style-name="P10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1170006" text:style-name="L1">
              <text:list-item>
                <text:p text:style-name="P9">Nel caso di un errore utente, il sistema mostra all’utente un messaggio di errore che 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42M17S</meta:editing-duration>
    <meta:editing-cycles>13</meta:editing-cycles>
    <meta:generator>LibreOffice/3.6$Windows_x86 LibreOffice_project/da8c1e6-fd468f4-454e206-f42a4a9-143cfd</meta:generator>
    <dc:date>2012-10-19T11:06:07.95</dc:date>
    <meta:document-statistic meta:table-count="1" meta:image-count="0" meta:object-count="0" meta:page-count="1" meta:paragraph-count="23" meta:word-count="151" meta:character-count="972" meta:non-whitespace-character-count="849"/>
  </office:meta>
</office:document-meta>
</file>